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€/pc.</text:p>
          </table:table-cell>
          <table:table-cell table:style-name="ce3" office:value-type="string" calcext:value-type="string">
            <text:p>€/tot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Monacor ST-960GM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.9500</text:p>
          </table:table-cell>
          <table:table-cell table:formula="of:=[.C2]*[.D2]" office:value-type="float" office:value="5.95" calcext:value-type="float">
            <text:p>5.9500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aton W-170 S 8ohm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.0000</text:p>
          </table:table-cell>
          <table:table-cell table:formula="of:=[.C3]*[.D3]" office:value-type="float" office:value="36" calcext:value-type="float">
            <text:p>36.0000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aton SC-10 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.0000</text:p>
          </table:table-cell>
          <table:table-cell table:formula="of:=[.C4]*[.D4]" office:value-type="float" office:value="19" calcext:value-type="float">
            <text:p>19.0000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ard BN1054/M4</text:p>
          </table:table-cell>
          <table:table-cell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0.1939" calcext:value-type="float">
            <text:p>0.1939</text:p>
          </table:table-cell>
          <table:table-cell table:formula="of:=[.C5]*[.D5]" office:value-type="float" office:value="1.7451" calcext:value-type="float">
            <text:p>1.7451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ard BN1054/M3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0.0944" calcext:value-type="float">
            <text:p>0.0944</text:p>
          </table:table-cell>
          <table:table-cell table:formula="of:=[.C6]*[.D6]" office:value-type="float" office:value="0.3776" calcext:value-type="float">
            <text:p>0.3776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SATON 4995</text:p>
          </table:table-cell>
          <table:table-cell office:value-type="string" calcext:value-type="string">
            <text:p>0.33mH</text:p>
          </table:table-cell>
          <table:table-cell office:value-type="float" office:value="1" calcext:value-type="float">
            <text:p>1</text:p>
          </table:table-cell>
          <table:table-cell office:value-type="float" office:value="2.72" calcext:value-type="float">
            <text:p>2.7200</text:p>
          </table:table-cell>
          <table:table-cell table:formula="of:=[.C8]*[.D8]" office:value-type="float" office:value="2.72" calcext:value-type="float">
            <text:p>2.7200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ATON 4991</text:p>
          </table:table-cell>
          <table:table-cell office:value-type="string" calcext:value-type="string">
            <text:p>0.68mH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000</text:p>
          </table:table-cell>
          <table:table-cell table:formula="of:=[.C9]*[.D9]" office:value-type="float" office:value="3.4" calcext:value-type="float">
            <text:p>3.4000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ATON 4997</text:p>
          </table:table-cell>
          <table:table-cell office:value-type="string" calcext:value-type="string">
            <text:p>0.22mH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000</text:p>
          </table:table-cell>
          <table:table-cell table:formula="of:=[.C10]*[.D10]" office:value-type="float" office:value="2.6" calcext:value-type="float">
            <text:p>2.6000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MA MKS4D051006D00KYSD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float" office:value="1.91186" calcext:value-type="float">
            <text:p>1.9119</text:p>
          </table:table-cell>
          <table:table-cell table:formula="of:=[.C11]*[.D11]" office:value-type="float" office:value="3.82372" calcext:value-type="float">
            <text:p>3.8237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MA MKS4D052206F00KSSD</text:p>
          </table:table-cell>
          <table:table-cell office:value-type="string" calcext:value-type="string">
            <text:p>22uF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000</text:p>
          </table:table-cell>
          <table:table-cell table:formula="of:=[.C12]*[.D12]" office:value-type="float" office:value="3.4" calcext:value-type="float">
            <text:p>3.4000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MA MKS2C044701M00KO00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float" office:value="0.88409" calcext:value-type="float">
            <text:p>0.8841</text:p>
          </table:table-cell>
          <table:table-cell table:formula="of:=[.C13]*[.D13]" office:value-type="float" office:value="0.88409" calcext:value-type="float">
            <text:p>0.8841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5"/>
          <table:table-cell table:style-name="ce5" table:formula="of:=SUM([.E2:.E13])" office:value-type="float" office:value="79.90051" calcext:value-type="float">
            <text:p>79.9005</text:p>
          </table:table-cell>
          <table:table-cell office:value-type="string" calcext:value-type="string">
            <text:p>€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5T22:14:57.644060108</meta:creation-date>
    <dc:date>2019-08-05T23:16:26.507857165</dc:date>
    <meta:editing-duration>PT10M7S</meta:editing-duration>
    <meta:editing-cycles>1</meta:editing-cycles>
    <meta:generator>LibreOffice/6.3.0.2$Linux_X86_64 LibreOffice_project/30$Build-2</meta:generator>
    <meta:document-statistic meta:table-count="1" meta:cell-count="74" meta:object-count="0"/>
  </office:meta>
</office:document-meta>
</file>